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table:style-name="Default" office:value-type="float" office:value="1250000" calcext:value-type="float">
            <text:p>1250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]*[.A3]/53791-[.$C$1]" office:value-type="float" office:value="-5000" calcext:value-type="float">
            <text:p>-5000,00</text:p>
          </table:table-cell>
          <table:table-cell table:formula="of:=[.B3]*1.01972" office:value-type="float" office:value="-5098.6" calcext:value-type="float">
            <text:p>-5098,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B$1]*[.A4]/53791-[.$C$1]" office:value-type="float" office:value="12684.1850867245" calcext:value-type="float">
            <text:p>12684,19</text:p>
          </table:table-cell>
          <table:table-cell table:formula="of:=[.B4]*1.01972" office:value-type="float" office:value="12934.3172166348" calcext:value-type="float">
            <text:p>12934,317216634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$B$1]*[.A5]/53791-[.$C$1]" office:value-type="float" office:value="18795.8022717555" calcext:value-type="float">
            <text:p>18795,80</text:p>
          </table:table-cell>
          <table:table-cell table:formula="of:=[.B5]*1.01972" office:value-type="float" office:value="19166.4554925545" calcext:value-type="float">
            <text:p>19166,45549255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2:53:18.941465433</meta:creation-date>
    <dc:date>2019-09-06T14:22:47.716754973</dc:date>
    <meta:editing-duration>PT28M38S</meta:editing-duration>
    <meta:editing-cycles>1</meta:editing-cycles>
    <meta:generator>LibreOffice/6.1.5.2$Linux_X86_64 LibreOffice_project/10$Build-2</meta:generator>
    <meta:document-statistic meta:table-count="1" meta:cell-count="13" meta:object-count="0"/>
  </office:meta>
</office:document-meta>
</file>